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2b2128" officeooo:paragraph-rsid="002b2128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3d3fe7" officeooo:paragraph-rsid="003d3fe7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paragraph-rsid="003ff571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42cf97" officeooo:paragraph-rsid="0042cf97" style:language-asian="zxx" style:country-asian="none" style:language-complex="zxx" style:country-complex="none"/>
    </style:style>
    <style:style style:name="T1" style:family="text">
      <style:text-properties officeooo:rsid="0028def8"/>
    </style:style>
    <style:style style:name="T2" style:family="text">
      <style:text-properties officeooo:rsid="002f24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luno: Tiago Gonçalves da Silva</text:p>
      <text:p text:style-name="P6">RA: 2023644</text:p>
      <text:p text:style-name="P1"/>
      <text:p text:style-name="P1">Exercícios baseados no banco de dados University</text:p>
      <text:p text:style-name="P1"/>
      <text:p text:style-name="P1">1. criar a base de dados acadêmica como sugerida pelo autor e incluir registros de exemplo.</text:p>
      <text:p text:style-name="P2">Feito</text:p>
      <text:p text:style-name="P1"/>
      <text:p text:style-name="P1">2. listar os professores ordenando o resultado de forma decrescente pelo campo salário</text:p>
      <text:p text:style-name="P1">SELECT *</text:p>
      <text:p text:style-name="P1">FROM instructor</text:p>
      <text:p text:style-name="P1">ORDER BY salary desc</text:p>
      <text:p text:style-name="P1"/>
      <text:p text:style-name="P1">3. listar os professores com o orçamento do seu respectivo departamento</text:p>
      <text:p text:style-name="P1">SELECT i.*, budget</text:p>
      <text:p text:style-name="P1">FROM instructor as i, department as d</text:p>
      <text:p text:style-name="P1">WHERE i.dept_name = d.dept_name</text:p>
      <text:p text:style-name="P1"/>
      <text:p text:style-name="P1">4. listar a soma dos salários de cada departamento</text:p>
      <text:p text:style-name="P1">SELECT dept_name, sum(salary)</text:p>
      <text:p text:style-name="P1">FROM instructor</text:p>
      <text:p text:style-name="P1">GROUP BY dept_name</text:p>
      <text:p text:style-name="P1"/>
      <text:p text:style-name="P1">5. listar todos os nomes de estudantes que fazem pelo menos uma disciplina de computação, sem duplicados</text:p>
      <text:p text:style-name="P1">SELECT DISTINCT name</text:p>
      <text:p text:style-name="P1">FROM takes JOIN student</text:p>
      <text:p text:style-name="P1">ON (student.ID = takes.ID)</text:p>
      <text:p text:style-name="P1">WHERE course_id LIKE "%CS%"</text:p>
      <text:p text:style-name="P1"/>
      <text:p text:style-name="P1">6. para cada departamento, encontrar o maior salário entre os professores</text:p>
      <text:p text:style-name="P1">SELECT max(salary), dept_name</text:p>
      <text:p text:style-name="P1">FROM instructor</text:p>
      <text:p text:style-name="P1">GROUP BY dept_name</text:p>
      <text:p text:style-name="P1"/>
      <text:p text:style-name="P1">7. listar os ids e nomes dos estudantes que não fizeram nenhuma disciplina antes da primavera de 20<text:span text:style-name="T1">17</text:span></text:p>
      <text:p text:style-name="P1">SELECT id, name</text:p>
      <text:p text:style-name="P1">FROM</text:p>
      <text:p text:style-name="P1">(SELECT s.ID, s.name, min(year)</text:p>
      <text:p text:style-name="P1">FROM student AS s JOIN takes AS t</text:p>
      <text:p text:style-name="P1">ON (t.ID = s.ID)</text:p>
      <text:p text:style-name="P1">WHERE year &gt; 2017 or (semester = "Fall" and year = 2017)</text:p>
      <text:p text:style-name="P1">GROUP BY s.ID) as s</text:p>
      <text:p text:style-name="P1"/>
      <text:p text:style-name="P1">8. encontrar o menor salário, dos maiores por departamento da query anterior</text:p>
      <text:p text:style-name="P1">SELECT min(max_salary)</text:p>
      <text:p text:style-name="P1">FROM</text:p>
      <text:p text:style-name="P1">(SELECT dept_name, max(salary) as max_salary</text:p>
      <text:p text:style-name="P1">FROM instructor</text:p>
      <text:p text:style-name="P1">GROUP BY dept_name) <text:span text:style-name="T2">as T</text:span></text:p>
      <text:p text:style-name="P1"/>
      <text:p text:style-name="P1"><text:soft-page-break/></text:p>
      <text:p text:style-name="P1"/>
      <text:p text:style-name="P1">9. mostrar uma lista de todos os professores, mostrando seu ID e o número de ofertas de disciplina que estão ministrando</text:p>
      <text:p text:style-name="P1">SELECT i.id, count(distinct course_id)</text:p>
      <text:p text:style-name="P1">FROM instructor as i JOIN teaches as t</text:p>
      <text:p text:style-name="P1">ON (i.ID = t.ID)</text:p>
      <text:p text:style-name="P1">GROUP BY id</text:p>
      <text:p text:style-name="P1"/>
      <text:p text:style-name="P1">10. listar todas as ofertas de disciplinas no semestre Spring 2018, com o ID e nome do professor ministrando a disciplina</text:p>
      <text:p text:style-name="P1">SELECT t.*, i.name</text:p>
      <text:p text:style-name="P1">FROM teaches as t JOIN instructor as i</text:p>
      <text:p text:style-name="P1">ON (i.ID = t.ID)</text:p>
      <text:p text:style-name="P1">WHERE semester = "Spring" and year = 2018</text:p>
      <text:p text:style-name="P1"/>
      <text:p text:style-name="P1">11. listar todos os departamentos, com o número total de instrutores em cada um</text:p>
      <text:p text:style-name="P1">SELECT dept_name, count(ID) as teatcher_count</text:p>
      <text:p text:style-name="P1">FROM instructor</text:p>
      <text:p text:style-name="P1">GROUP BY dept_name</text:p>
      <text:p text:style-name="P1">ORDER BY dept_name</text:p>
      <text:p text:style-name="P1"/>
      <text:p text:style-name="P1">12. listar as disciplinas do departamento "Comp. Sci." que tem 3 créditos</text:p>
      <text:p text:style-name="P1">SELECT *</text:p>
      <text:p text:style-name="P1">FROM course</text:p>
      <text:p text:style-name="P1">WHERE credits = 3 and dept_name = "Comp. Sci."</text:p>
      <text:p text:style-name="P1"/>
      <text:p text:style-name="P1">13. listar os IDs de todos os estudantes que tiveram aulas com o Prof. Einstein</text:p>
      <text:p text:style-name="P1">SELECT s.ID</text:p>
      <text:p text:style-name="P1">FROM teaches as t JOIN instructor as i JOIN student as s JOIN takes as ta</text:p>
      <text:p text:style-name="P1">ON (t.ID = i.ID and t.course_id = ta.course_id and ta.ID = s.ID)</text:p>
      <text:p text:style-name="P1">WHERE i.name = "Einstein"</text:p>
      <text:p text:style-name="P1"/>
      <text:p text:style-name="P1">14. encontrar o salário mais alto de um professor</text:p>
      <text:p text:style-name="P1">SELECT max(salary)</text:p>
      <text:p text:style-name="P1">FROM instructor</text:p>
      <text:p text:style-name="P1"/>
      <text:p text:style-name="P1">15. listar todos os professores ganhando o maior salario</text:p>
      <text:p text:style-name="P1">SELECT i.*</text:p>
      <text:p text:style-name="P1">FROM instructor as i JOIN</text:p>
      <text:p text:style-name="P1">(SELECT max(salary) as max_salary</text:p>
      <text:p text:style-name="P1">FROM instructor) as m</text:p>
      <text:p text:style-name="P1">ON (i.salary = max_salary)</text:p>
      <text:p text:style-name="P1"/>
      <text:p text:style-name="P1">16. aumentar os salários dos professores de Comp. Sci. Em 10%</text:p>
      <text:p text:style-name="P1">UPDATE instructor</text:p>
      <text:p text:style-name="P1">SET salary = salary * 1.10</text:p>
      <text:p text:style-name="P1">WHERE dept_name = "Comp. Sci."</text:p>
      <text:p text:style-name="P1"/>
      <text:p text:style-name="P1">---17. apagar todas as disciplinas que nunca foram ofertadas (que não constam na tabela de section)</text:p>
      <text:p text:style-name="P1">DELETE FROM course as c</text:p>
      <text:p text:style-name="P1">WHERE c.course_id NOT IN </text:p>
      <text:p text:style-name="P1"><text:soft-page-break/><text:tab/>(SELECT s.course_id</text:p>
      <text:p text:style-name="P1"><text:s text:c="4"/>FROM section as s)</text:p>
      <text:p text:style-name="P1"/>
      <text:p text:style-name="P1">18. incluir mais 5 estudantes na tabela apropriada</text:p>
      <text:p text:style-name="P1">INSERT INTO student (ID, name, dept_name, tot_cred)</text:p>
      <text:p text:style-name="P1">values ('12346', 'Tiago', 'Comp. Sci.', 0);</text:p>
      <text:p text:style-name="P4">INSERT INTO student (ID, name, dept_name, tot_cred)</text:p>
      <text:p text:style-name="P4">values ('12347', 'Vitor', 'Comp. Sci.', 0);</text:p>
      <text:p text:style-name="P4">INSERT INTO student (ID, name, dept_name, tot_cred)</text:p>
      <text:p text:style-name="P4">values ('12348', 'Marcos', 'Physics', 0);</text:p>
      <text:p text:style-name="P4">INSERT INTO student (ID, name, dept_name, tot_cred)</text:p>
      <text:p text:style-name="P4">values ('12349', 'Thiago', 'History', 0);</text:p>
      <text:p text:style-name="P4">INSERT INTO student (ID, name, dept_name, tot_cred)</text:p>
      <text:p text:style-name="P4">values ('12347', 'Julia', 'Music', 0);</text:p>
      <text:p text:style-name="P1"/>
      <text:p text:style-name="P1">19. incluir uma disciplina em Comp. Sci.</text:p>
      <text:p text:style-name="P1">INSERT INTO course (course_id, title, dept_name, credits)</text:p>
      <text:p text:style-name="P1">VALUES ('CS-F30', 'Intro. to Programming', 'Comp. Sci.', 6)</text:p>
      <text:p text:style-name="P1"/>
      <text:p text:style-name="P1">20. criar uma oferta de disciplina para a disciplina da questão anterior</text:p>
      <text:p text:style-name="P1">INSERT INTO section (course_id, sec_id, semester, year, building, room_number, time_slot_id)</text:p>
      <text:p text:style-name="P1">VALUES ('CS-F30', 1, 'Fall', '2022', 'Packard', '101', 'B')</text:p>
      <text:p text:style-name="P1"/>
      <text:p text:style-name="P1">21. matricular 10 alunos na oferta de disciplina da questão anterior</text:p>
      <text:p text:style-name="P1">INSERT INTO takes (ID, course_id, sec_id, semester, year, grade)</text:p>
      <text:p text:style-name="P1">VALUES('12346','CS-F30',1,'Fall','2022','A+');</text:p>
      <text:p text:style-name="P1">INSERT INTO takes (ID, course_id, sec_id, semester, year, grade)</text:p>
      <text:p text:style-name="P1">VALUES('12347','CS-F30',1,'Fall','2022','B');</text:p>
      <text:p text:style-name="P1">INSERT INTO takes (ID, course_id, sec_id, semester, year, grade)</text:p>
      <text:p text:style-name="P1">VALUES('12348','CS-F30',1,'Fall','2022','B');</text:p>
      <text:p text:style-name="P1">INSERT INTO takes (ID, course_id, sec_id, semester, year, grade)</text:p>
      <text:p text:style-name="P1">VALUES('12349','CS-F30',1,'Fall','2022','C-');</text:p>
      <text:p text:style-name="P1">INSERT INTO takes (ID, course_id, sec_id, semester, year, grade)</text:p>
      <text:p text:style-name="P1">VALUES('12350','CS-F30',1,'Fall','2022','A');</text:p>
      <text:p text:style-name="P1">INSERT INTO takes (ID, course_id, sec_id, semester, year, grade)</text:p>
      <text:p text:style-name="P1">VALUES('00128','CS-F30',1,'Fall','2022','C-');</text:p>
      <text:p text:style-name="P1">INSERT INTO takes (ID, course_id, sec_id, semester, year, grade)</text:p>
      <text:p text:style-name="P1">VALUES('','CS-F30',1,'Fall','2022','');</text:p>
      <text:p text:style-name="P1">INSERT INTO takes (ID, course_id, sec_id, semester, year, grade)</text:p>
      <text:p text:style-name="P1">VALUES('','CS-F30',1,'Fall','2022','');</text:p>
      <text:p text:style-name="P1">INSERT INTO takes (ID, course_id, sec_id, semester, year, grade)</text:p>
      <text:p text:style-name="P1">VALUES('12345','CS-F30',1,'Fall','2022','B-');</text:p>
      <text:p text:style-name="P1">INSERT INTO takes (ID, course_id, sec_id, semester, year, grade)</text:p>
      <text:p text:style-name="P1">VALUES('76653','CS-F30',1,'Fall','2022','C+');</text:p>
      <text:p text:style-name="P1">22. listar os departamentos que contém a string "sci", independente de caracteres maiúsculos ou minúsculos</text:p>
      <text:p text:style-name="P1">SELECT *</text:p>
      <text:p text:style-name="P1">FROM department</text:p>
      <text:p text:style-name="P1">WHERE dept_name LIKE "%sci%"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13:13:39.546524434</meta:creation-date>
    <dc:date>2022-03-23T10:07:34.536921730</dc:date>
    <meta:editing-duration>PT2H54M</meta:editing-duration>
    <meta:editing-cycles>30</meta:editing-cycles>
    <meta:generator>LibreOffice/6.4.7.2$Linux_X86_64 LibreOffice_project/40$Build-2</meta:generator>
    <meta:document-statistic meta:table-count="0" meta:image-count="0" meta:object-count="0" meta:page-count="3" meta:paragraph-count="124" meta:word-count="765" meta:character-count="5175" meta:non-whitespace-character-count="4529"/>
  </office:meta>
</office:document-meta>
</file>